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4.516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5.223cm"/>
    </style:style>
    <style:style style:name="co5" style:family="table-column">
      <style:table-column-properties fo:break-before="auto" style:column-width="6.563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5.576cm"/>
    </style:style>
    <style:style style:name="co8" style:family="table-column">
      <style:table-column-properties fo:break-before="auto" style:column-width="5.362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5.316cm"/>
    </style:style>
    <style:style style:name="co12" style:family="table-column">
      <style:table-column-properties fo:break-before="auto" style:column-width="5.163cm"/>
    </style:style>
    <style:style style:name="co13" style:family="table-column">
      <style:table-column-properties fo:break-before="auto" style:column-width="4.588cm"/>
    </style:style>
    <style:style style:name="co14" style:family="table-column">
      <style:table-column-properties fo:break-before="auto" style:column-width="3.73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5036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" style:family="table-cell" style:parent-style-name="Default" style:data-style-name="N5036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" style:family="table-cell" style:parent-style-name="Default" style:data-style-name="N5036">
      <style:table-cell-properties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repeated="2"/>
          <table:table-cell table:number-columns-repeated="1019"/>
        </table:table-row>
        <table:table-row table:style-name="ro2">
          <table:table-cell/>
          <table:table-cell table:style-name="ce2"/>
          <table:table-cell table:style-name="ce5" table:number-columns-repeated="3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number-columns-repeated="1019"/>
        </table:table-row>
        <table:table-row table:style-name="ro1" table:number-rows-repeated="2">
          <table:table-cell/>
          <table:table-cell table:style-name="ce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8" office:value-type="string">
            <text:p>Date</text:p>
          </table:table-cell>
          <table:table-cell table:style-name="ce8" office:value-type="string">
            <text:p>Task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>
            <text:p>Monday Week 9 - Term 1</text:p>
          </table:table-cell>
          <table:table-cell table:style-name="ce9" office:value-type="string">
            <text:p>Submit Progress Repo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ek 10 - Term 1</text:p>
          </table:table-cell>
          <table:table-cell office:value-type="string">
            <text:p>Server Implementation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tmas Break - Week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ristmas Break - Week 2</text:p>
          </table:table-cell>
          <table:table-cell office:value-type="string">
            <text:p>P.C Client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ristmas Break - Week 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ristmas Break - Week 4</text:p>
          </table:table-cell>
          <table:table-cell office:value-type="string">
            <text:p>Android Application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ek 1 - Term 2</text:p>
          </table:table-cell>
          <table:table-cell office:value-type="string">
            <text:p>Complete framework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ek 2 - Term 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eek 3 - Term 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eek 4 - Term 2</text:p>
          </table:table-cell>
          <table:table-cell office:value-type="string">
            <text:p>Implementation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ek 5 - Term 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eek 6 - Term 2</text:p>
          </table:table-cell>
          <table:table-cell office:value-type="string">
            <text:p>Analysis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ek 7 - Term 2</text:p>
          </table:table-cell>
          <table:table-cell office:value-type="string">
            <text:p>Conclusion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ek 8 - Term 2</text:p>
          </table:table-cell>
          <table:table-cell office:value-type="string">
            <text:p>Further work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ek 9 - Term 2</text:p>
          </table:table-cell>
          <table:table-cell office:value-type="string">
            <text:p>Presentation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eek 10 - Term 2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>
            <text:p>Week 9 and Week 10 - Term 2</text:p>
          </table:table-cell>
          <table:table-cell table:style-name="ce9" office:value-type="string">
            <text:p>Project Presentation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aster Break - Week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aster Break - Week 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aster Break - Week 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aster Break - Week 4</text:p>
          </table:table-cell>
          <table:table-cell office:value-type="string">
            <text:p>Project Report finish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aster Break - Week 5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>
            <text:p>Thursday Week 1 - Term 3</text:p>
          </table:table-cell>
          <table:table-cell table:style-name="ce9" office:value-type="string">
            <text:p>Submit Project Report</text:p>
          </table:table-cell>
          <table:table-cell table:number-columns-repeated="1021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GB">
      <number:number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22/11/2012</text:date>, <text:time>15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2T15:19:39</dc:date>
    <dc:creator>Tom Nicholls</dc:creator>
    <meta:generator>LibreOffice/3.4$Unix LibreOffice_project/340m1$Build-402</meta:generator>
    <meta:editing-duration>PT19M26S</meta:editing-duration>
    <meta:editing-cycles>1</meta:editing-cycles>
    <meta:document-statistic meta:table-count="3" meta:cell-count="38" meta:object-count="0"/>
  </office:meta>
</office:document-meta>
</file>